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4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CountryCode</text:p>
          </table:table-cell>
          <table:table-cell office:value-type="string">
            <text:p>Phone</text:p>
          </table:table-cell>
          <table:table-cell office:value-type="string">
            <text:p>Tag 1</text:p>
          </table:table-cell>
          <table:table-cell office:value-type="string">
            <text:p>Tag 2</text:p>
          </table:table-cell>
          <table:table-cell office:value-type="string">
            <text:p>Tag 3</text:p>
          </table:table-cell>
          <table:table-cell office:value-type="string">
            <text:p>Tag 4</text:p>
          </table:table-cell>
          <table:table-cell office:value-type="string">
            <text:p>Tag 5</text:p>
          </table:table-cell>
          <table:table-cell office:value-type="string">
            <text:p>Tag 6</text:p>
          </table:table-cell>
          <table:table-cell office:value-type="string">
            <text:p>Tag 7</text:p>
          </table:table-cell>
          <table:table-cell office:value-type="string">
            <text:p>Tag 8</text:p>
          </table:table-cell>
          <table:table-cell office:value-type="string">
            <text:p>Tag 9</text:p>
          </table:table-cell>
          <table:table-cell office:value-type="string">
            <text:p>Tag 10</text:p>
          </table:table-cell>
        </table:table-row>
        <table:table-row table:style-name="ro1">
          <table:table-cell office:value-type="string">
            <text:p>9/11/19</text:p>
          </table:table-cell>
          <table:table-cell office:value-type="string">
            <text:p>martin</text:p>
          </table:table-cell>
          <table:table-cell office:value-type="string">
            <text:p>doe</text:p>
          </table:table-cell>
          <table:table-cell office:value-type="string">
            <text:p>martin@gmail.com</text:p>
          </table:table-cell>
          <table:table-cell office:value-type="float" office:value="52">
            <text:p>52</text:p>
          </table:table-cell>
          <table:table-cell office:value-type="float" office:value="49889899">
            <text:p>49889899</text:p>
          </table:table-cell>
          <table:table-cell table:number-columns-repeated="10"/>
        </table:table-row>
        <table:table-row table:style-name="ro1">
          <table:table-cell office:value-type="string">
            <text:p>9/12/19</text:p>
          </table:table-cell>
          <table:table-cell office:value-type="string">
            <text:p>denis</text:p>
          </table:table-cell>
          <table:table-cell office:value-type="string">
            <text:p>houk</text:p>
          </table:table-cell>
          <table:table-cell office:value-type="string">
            <text:p>denis@gmail.com</text:p>
          </table:table-cell>
          <table:table-cell office:value-type="float" office:value="52">
            <text:p>52</text:p>
          </table:table-cell>
          <table:table-cell office:value-type="float" office:value="56676767">
            <text:p>56676767</text:p>
          </table:table-cell>
          <table:table-cell table:number-columns-repeated="10"/>
        </table:table-row>
        <table:table-row table:style-name="ro1">
          <table:table-cell office:value-type="string">
            <text:p>9/13/19</text:p>
          </table:table-cell>
          <table:table-cell table:number-columns-repeated="2" office:value-type="string">
            <text:p>miller</text:p>
          </table:table-cell>
          <table:table-cell office:value-type="string">
            <text:p>miller@gmail.com</text:p>
          </table:table-cell>
          <table:table-cell office:value-type="float" office:value="52">
            <text:p>52</text:p>
          </table:table-cell>
          <table:table-cell office:value-type="float" office:value="87787877">
            <text:p>87787877</text:p>
          </table:table-cell>
          <table:table-cell table:number-columns-repeated="10"/>
        </table:table-row>
        <table:table-row table:style-name="ro1">
          <table:table-cell office:value-type="string">
            <text:p>9/11/19</text:p>
          </table:table-cell>
          <table:table-cell office:value-type="string">
            <text:p>martin1</text:p>
          </table:table-cell>
          <table:table-cell office:value-type="string">
            <text:p>doe1</text:p>
          </table:table-cell>
          <table:table-cell office:value-type="string">
            <text:p>martin1@gmail.com</text:p>
          </table:table-cell>
          <table:table-cell office:value-type="float" office:value="52">
            <text:p>52</text:p>
          </table:table-cell>
          <table:table-cell office:value-type="float" office:value="49889809">
            <text:p>49889809</text:p>
          </table:table-cell>
          <table:table-cell table:number-columns-repeated="10"/>
        </table:table-row>
        <table:table-row table:style-name="ro1">
          <table:table-cell office:value-type="string">
            <text:p>9/12/19</text:p>
          </table:table-cell>
          <table:table-cell office:value-type="string">
            <text:p>denis1</text:p>
          </table:table-cell>
          <table:table-cell office:value-type="string">
            <text:p>houk1</text:p>
          </table:table-cell>
          <table:table-cell office:value-type="string">
            <text:p>denis1@gmail.com</text:p>
          </table:table-cell>
          <table:table-cell office:value-type="float" office:value="52">
            <text:p>52</text:p>
          </table:table-cell>
          <table:table-cell office:value-type="float" office:value="56606767">
            <text:p>56606767</text:p>
          </table:table-cell>
          <table:table-cell table:number-columns-repeated="10"/>
        </table:table-row>
        <table:table-row table:style-name="ro1">
          <table:table-cell office:value-type="string">
            <text:p>9/13/19</text:p>
          </table:table-cell>
          <table:table-cell table:number-columns-repeated="2" office:value-type="string">
            <text:p>miller1</text:p>
          </table:table-cell>
          <table:table-cell office:value-type="string">
            <text:p>miller1@gmail.com</text:p>
          </table:table-cell>
          <table:table-cell office:value-type="float" office:value="52">
            <text:p>52</text:p>
          </table:table-cell>
          <table:table-cell office:value-type="float" office:value="87787807">
            <text:p>87787807</text:p>
          </table:table-cell>
          <table:table-cell table:number-columns-repeated="10"/>
        </table:table-row>
        <table:table-row table:style-name="ro1">
          <table:table-cell office:value-type="string">
            <text:p>9/11/19</text:p>
          </table:table-cell>
          <table:table-cell office:value-type="string">
            <text:p>martin</text:p>
          </table:table-cell>
          <table:table-cell office:value-type="string">
            <text:p>doe01</text:p>
          </table:table-cell>
          <table:table-cell office:value-type="string">
            <text:p>martin01@gmail.com</text:p>
          </table:table-cell>
          <table:table-cell office:value-type="float" office:value="52">
            <text:p>52</text:p>
          </table:table-cell>
          <table:table-cell office:value-type="float" office:value="89889899">
            <text:p>89889899</text:p>
          </table:table-cell>
          <table:table-cell table:number-columns-repeated="10"/>
        </table:table-row>
        <table:table-row table:style-name="ro1">
          <table:table-cell office:value-type="string">
            <text:p>9/12/19</text:p>
          </table:table-cell>
          <table:table-cell office:value-type="string">
            <text:p>denis</text:p>
          </table:table-cell>
          <table:table-cell office:value-type="string">
            <text:p>houk01</text:p>
          </table:table-cell>
          <table:table-cell office:value-type="string">
            <text:p>denis01@gmail.com</text:p>
          </table:table-cell>
          <table:table-cell office:value-type="float" office:value="52">
            <text:p>52</text:p>
          </table:table-cell>
          <table:table-cell office:value-type="float" office:value="56676767">
            <text:p>56676767</text:p>
          </table:table-cell>
          <table:table-cell table:number-columns-repeated="10"/>
        </table:table-row>
        <table:table-row table:style-name="ro1">
          <table:table-cell office:value-type="string">
            <text:p>9/13/19</text:p>
          </table:table-cell>
          <table:table-cell office:value-type="string">
            <text:p>miller</text:p>
          </table:table-cell>
          <table:table-cell office:value-type="string">
            <text:p>miller01</text:p>
          </table:table-cell>
          <table:table-cell office:value-type="string">
            <text:p>miller01@gmail.com</text:p>
          </table:table-cell>
          <table:table-cell office:value-type="float" office:value="52">
            <text:p>52</text:p>
          </table:table-cell>
          <table:table-cell office:value-type="float" office:value="87887877">
            <text:p>87887877</text:p>
          </table:table-cell>
          <table:table-cell table:number-columns-repeated="10"/>
        </table:table-row>
        <table:table-row table:style-name="ro1">
          <table:table-cell office:value-type="string">
            <text:p>9/11/19</text:p>
          </table:table-cell>
          <table:table-cell office:value-type="string">
            <text:p>martin1</text:p>
          </table:table-cell>
          <table:table-cell office:value-type="string">
            <text:p>doe12</text:p>
          </table:table-cell>
          <table:table-cell office:value-type="string">
            <text:p>martin12@gmail.com</text:p>
          </table:table-cell>
          <table:table-cell office:value-type="float" office:value="52">
            <text:p>52</text:p>
          </table:table-cell>
          <table:table-cell office:value-type="float" office:value="49689809">
            <text:p>49689809</text:p>
          </table:table-cell>
          <table:table-cell table:number-columns-repeated="10"/>
        </table:table-row>
        <table:table-row table:style-name="ro1">
          <table:table-cell office:value-type="string">
            <text:p>9/12/19</text:p>
          </table:table-cell>
          <table:table-cell office:value-type="string">
            <text:p>denis1</text:p>
          </table:table-cell>
          <table:table-cell office:value-type="string">
            <text:p>houk12</text:p>
          </table:table-cell>
          <table:table-cell office:value-type="string">
            <text:p>denis12@gmail.com</text:p>
          </table:table-cell>
          <table:table-cell office:value-type="float" office:value="52">
            <text:p>52</text:p>
          </table:table-cell>
          <table:table-cell office:value-type="float" office:value="56676767">
            <text:p>56676767</text:p>
          </table:table-cell>
          <table:table-cell table:number-columns-repeated="10"/>
        </table:table-row>
        <table:table-row table:style-name="ro1">
          <table:table-cell office:value-type="string">
            <text:p>9/13/19</text:p>
          </table:table-cell>
          <table:table-cell office:value-type="string">
            <text:p>miller1</text:p>
          </table:table-cell>
          <table:table-cell office:value-type="string">
            <text:p>miller12</text:p>
          </table:table-cell>
          <table:table-cell office:value-type="string">
            <text:p>miller12@gmail.com</text:p>
          </table:table-cell>
          <table:table-cell office:value-type="float" office:value="52">
            <text:p>52</text:p>
          </table:table-cell>
          <table:table-cell office:value-type="float" office:value="87767807">
            <text:p>87767807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10/11/2019</text:date>, <text:time>14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9-10-11T14:53:35.47</dc:date>
    <meta:editing-duration>PT1M29S</meta:editing-duration>
    <meta:editing-cycles>1</meta:editing-cycles>
    <meta:document-statistic meta:table-count="1" meta:cell-count="88" meta:object-count="0"/>
  </office:meta>
</office:document-meta>
</file>